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8000000D03EEBBDFE7689DCB2.png" manifest:media-type="image/png"/>
  <manifest:file-entry manifest:full-path="Pictures/10000201000001860000006784DAE430AB8E05AA.png" manifest:media-type="image/png"/>
  <manifest:file-entry manifest:full-path="Pictures/1000020100000577000000D99C243AFA452544B6.png" manifest:media-type="image/png"/>
  <manifest:file-entry manifest:full-path="Pictures/1000000000000500000002D7957AC8D16EAEB4CD.jpg" manifest:media-type="image/jpeg"/>
  <manifest:file-entry manifest:full-path="Pictures/1000000000000556000003007C89ECAD3679264D.jpg" manifest:media-type="image/jpeg"/>
  <manifest:file-entry manifest:full-path="Pictures/10000201000000FA0000008BC5ECBF655367A389.png" manifest:media-type="image/png"/>
  <manifest:file-entry manifest:full-path="Pictures/100010580000909C0000166FD21A14F0A9096EB5.svg" manifest:media-type="image/svg+xml"/>
  <manifest:file-entry manifest:full-path="Pictures/1000020100000206000000804ACA99E4ACC5227F.png" manifest:media-type="image/png"/>
  <manifest:file-entry manifest:full-path="Pictures/10000000000001D7000000F01D2775AF527EF7E8.png" manifest:media-type="image/png"/>
  <manifest:file-entry manifest:full-path="Pictures/10000201000002A90000012E1559840D7F31A487.png" manifest:media-type="image/png"/>
  <manifest:file-entry manifest:full-path="Pictures/1000020100000190000000F57F4B94156B2488E5.png" manifest:media-type="image/png"/>
  <manifest:file-entry manifest:full-path="Pictures/10000201000002AB00000107F16B65452936E701.png" manifest:media-type="image/png"/>
  <manifest:file-entry manifest:full-path="Pictures/1000020100000339000001D6498A974B3C15E523.png" manifest:media-type="image/png"/>
  <manifest:file-entry manifest:full-path="Pictures/10000201000001980000006ADBA27B6D461B8200.png" manifest:media-type="image/png"/>
  <manifest:file-entry manifest:full-path="Pictures/100002010000026B0000012CC71A11BDD95AD3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5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34cm"/>
    </style:style>
    <style:style style:name="pr1" style:family="presentation" style:parent-style-name="BrightBlue-title">
      <style:graphic-properties fo:min-height="3.134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outline1">
      <style:graphic-properties fo:min-height="5.559cm"/>
    </style:style>
    <style:style style:name="pr6" style:family="presentation" style:parent-style-name="BrightBlue-notes">
      <style:graphic-properties draw:fill-color="#ffffff" fo:min-height="14cm"/>
    </style:style>
    <style:style style:name="pr7" style:family="presentation" style:parent-style-name="BrightBlue-subtitle">
      <style:graphic-properties draw:fill-color="#ffffff" draw:textarea-vertical-align="top" fo:min-height="12.179cm"/>
    </style:style>
    <style:style style:name="pr8" style:family="presentation" style:parent-style-name="BrightBlue-title">
      <style:graphic-properties fo:min-height="3.467cm"/>
    </style:style>
    <style:style style:name="pr9" style:family="presentation" style:parent-style-name="BrightBlue-subtitle">
      <style:graphic-properties draw:fill-color="#ffffff" draw:textarea-vertical-align="top" draw:auto-grow-height="true" fo:min-height="12.179cm"/>
    </style:style>
    <style:style style:name="pr10" style:family="presentation" style:parent-style-name="BrightBlue-subtitle">
      <style:graphic-properties draw:fill-color="#ffffff" draw:textarea-vertical-align="middle" fo:min-height="12.179cm"/>
    </style:style>
    <style:style style:name="pr11" style:family="presentation" style:parent-style-name="BrightBlue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fo:color="#ffffff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48pt" style:font-size-asian="48pt" style:font-size-complex="4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9.3999996185303pt"/>
    </style:style>
    <style:style style:name="P11" style:family="paragraph">
      <style:text-properties fo:color="#ff0066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ff"/>
      <style:text-properties fo:color="#000000" fo:font-size="44pt" style:font-size-asian="44pt" style:font-size-complex="44pt"/>
    </style:style>
    <style:style style:name="P14" style:family="paragraph">
      <style:text-properties fo:color="#cccccc"/>
    </style:style>
    <style:style style:name="P1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fo:color="#ff3333" fo:font-size="60pt" style:font-size-asian="60pt" style:font-size-complex="6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text-properties fo:font-size="54pt" style:font-size-asian="54pt" style:font-size-complex="54pt"/>
    </style:style>
    <style:style style:name="P19" style:family="paragraph">
      <loext:graphic-properties draw:fill-color="#ffffff"/>
      <style:text-properties fo:font-size="48pt" style:font-size-asian="48pt" style:font-size-complex="48pt"/>
    </style:style>
    <style:style style:name="T1" style:family="text">
      <style:text-properties fo:color="#0000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0066" fo:font-size="48pt" style:font-size-asian="48pt" style:font-size-complex="4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/>
    </style:style>
    <style:style style:name="T7" style:family="text">
      <style:text-properties fo:color="#cccccc" fo:font-size="48pt" style:font-size-asian="48pt" style:font-size-complex="48pt"/>
    </style:style>
    <style:style style:name="T8" style:family="text">
      <style:text-properties fo:color="#ccccc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6600cc" fo:font-size="32pt" style:font-size-asian="32pt" style:font-size-complex="32pt"/>
    </style:style>
    <style:style style:name="T11" style:family="text">
      <style:text-properties fo:color="#ff6666" fo:font-size="32pt" style:font-size-asian="32pt" style:font-size-complex="32pt"/>
    </style:style>
    <style:style style:name="T12" style:family="text">
      <style:text-properties fo:color="#ff3399" fo:font-size="40pt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00ff" fo:font-size="40pt" style:font-size-asian="40pt" style:font-size-complex="40pt"/>
    </style:style>
    <style:style style:name="T15" style:family="text">
      <style:text-properties fo:color="#000000" fo:font-size="44pt" style:font-size-asian="44pt" style:font-size-complex="44pt"/>
    </style:style>
    <style:style style:name="T16" style:family="text">
      <style:text-properties fo:color="#3399ff" fo:font-size="40pt" style:font-size-asian="40pt" style:font-size-complex="40pt"/>
    </style:style>
    <style:style style:name="T17" style:family="text">
      <style:text-properties fo:color="#ff3333" fo:font-size="60pt" style:font-size-asian="60pt" style:font-size-complex="60pt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color="#ff0000" fo:font-size="54pt" style:font-size-asian="54pt" style:font-size-complex="54pt"/>
    </style:style>
    <style:style style:name="T21" style:family="text">
      <style:text-properties fo:color="#ff0066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office:forms form:automatic-focus="false" form:apply-design-mode="false"/>
        <draw:frame presentation:style-name="pr1" draw:text-style-name="P2" draw:layer="layout" svg:width="26cm" svg:height="3.134cm" svg:x="7.366cm" svg:y="9.417cm" presentation:class="title" presentation:user-transformed="true">
          <draw:text-box>
            <text:p text:style-name="P1"><text:span text:style-name="T1">Crystal</text:span><text:span text:style-name="T1">入門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$who</text:span></text:p>
          </draw:text-box>
        </draw:frame>
        <draw:frame presentation:style-name="pr4" draw:text-style-name="P5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</text:list-header>
            </text:list>
          </draw:text-box>
        </draw:frame>
        <draw:frame presentation:style-name="pr5" draw:text-style-name="P6" draw:layer="layout" svg:width="12.935cm" svg:height="10.922cm" svg:x="0.762cm" svg:y="5.842cm" presentation:class="outline" presentation:user-transformed="true">
          <draw:text-box>
            <text:list text:style-name="L2">
              <text:list-item>
                <text:p><text:span text:style-name="T3">HN</text:span><text:span text:style-name="T4">: cl0wn</text:span></text:p>
                <text:p><text:span text:style-name="T4"/></text:p>
              </text:list-item>
              <text:list-item>
                <text:p><text:span text:style-name="T3">Language</text:span><text:span text:style-name="T4">:</text:span></text:p>
                <text:p><text:span text:style-name="T4"><text:s text:c="7"/></text:span><text:span text:style-name="T4">Python, C</text:span></text:p>
              </text:list-item>
              <text:list-item>
                <text:p><text:span text:style-name="T3">好きな食べ物</text:span><text:span text:style-name="T4">:</text:span></text:p>
                <text:list>
                  <text:list-item>
                    <text:list>
                      <text:list-header>
                        <text:p><text:span text:style-name="T4"><text:s/></text:span><text:span text:style-name="T4">メロンパン</text:span></text:p>
                        <text:list>
                          <text:list-header>
                            <text:p><text:span text:style-name="T4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4.728cm" svg:height="8.28cm" svg:x="12.196cm" svg:y="5.944cm">
          <draw:image xlink:href="Pictures/1000000000000556000003007C89ECAD3679264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近況報告</text:span></text:p>
          </draw:text-box>
        </draw:frame>
        <draw:frame presentation:style-name="pr7" draw:text-style-name="P9" draw:layer="layout" svg:width="25.2cm" svg:height="12.179cm" svg:x="1.4cm" svg:y="5.066cm">
          <draw:text-box>
            <text:p text:style-name="P8">IBMの量子コンピュータが美しい</text:p>
          </draw:text-box>
        </draw:frame>
        <draw:frame draw:style-name="gr3" draw:text-style-name="P1" draw:layer="layout" svg:width="24.604cm" svg:height="13.973cm" svg:x="1.558cm" svg:y="6.858cm">
          <draw:image xlink:href="Pictures/1000000000000500000002D7957AC8D16EAEB4C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8" draw:text-style-name="P4" draw:layer="layout" svg:width="19.5cm" svg:height="3.467cm" svg:x="1.4cm" svg:y="0.8cm" presentation:class="title">
          <draw:text-box>
            <text:p><text:span text:style-name="T2">目次</text:span></text:p>
          </draw:text-box>
        </draw:frame>
        <draw:frame presentation:style-name="pr4" draw:text-style-name="P11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Crystal</text:span><text:span text:style-name="T5">とは</text:span></text:p>
              </text:list-item>
              <text:list-item>
                <text:p><text:span text:style-name="T3">Crystal</text:span><text:span text:style-name="T5">の</text:span><text:span text:style-name="T3">いいところ</text:span></text:p>
              </text:list-item>
              <text:list-item>
                <text:p><text:span text:style-name="T3">まとめ</text:span></text:p>
              </text:list-item>
              <text:list-item>
                <text:p><text:span text:style-name="T6">おまけ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8" draw:text-style-name="P4" draw:layer="layout" svg:width="19.5cm" svg:height="3.467cm" svg:x="1.4cm" svg:y="0.8cm" presentation:class="title">
          <draw:text-box>
            <text:p><text:span text:style-name="T2">目次</text:span></text:p>
          </draw:text-box>
        </draw:frame>
        <draw:frame presentation:style-name="pr4" draw:text-style-name="P11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Crystal</text:span><text:span text:style-name="T3">とは</text:span></text:p>
              </text:list-item>
              <text:list-item>
                <text:p><text:span text:style-name="T7">Crystal</text:span><text:span text:style-name="T7">のいいところ</text:span></text:p>
              </text:list-item>
              <text:list-item>
                <text:p><text:span text:style-name="T7">まとめ</text:span></text:p>
              </text:list-item>
              <text:list-item>
                <text:p><text:span text:style-name="T8">おまけ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Crystal</text:span><text:span text:style-name="T2">とは</text:span></text:p>
          </draw:text-box>
        </draw:frame>
        <draw:frame draw:style-name="gr2" draw:text-style-name="P7" draw:layer="layout" svg:width="12.461cm" svg:height="6.349cm" svg:x="15.539cm" svg:y="4.826cm">
          <draw:image xlink:href="Pictures/10000000000001D7000000F01D2775AF527EF7E8.png" xlink:type="simple" xlink:show="embed" xlink:actuate="onLoad">
            <text:p/>
          </draw:image>
        </draw:frame>
        <draw:frame presentation:style-name="pr4" draw:layer="layout" svg:width="25.2cm" svg:height="12.179cm" svg:x="0.762cm" svg:y="8.89cm" presentation:class="outline" presentation:user-transformed="true">
          <draw:text-box>
            <text:list text:style-name="L2">
              <text:list-item>
                <text:p><text:span text:style-name="T9">2011</text:span>年、<text:span text:style-name="T9">Ary Borenszweig</text:span>さんの考案で開発が始まったコンパイラ型言語</text:p>
              </text:list-item>
              <text:list-item>
                <text:p><text:span text:style-name="T10">C</text:span>のように高速で、<text:span text:style-name="T11">Ruby</text:span>のように柔軟</text:p>
              </text:list-item>
              <text:list-item>
                <text:p><text:span text:style-name="T11">Ruby</text:span>との高い互換性を誇る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Crystal</text:span><text:span text:style-name="T2">とは</text:span></text:p>
          </draw:text-box>
        </draw:frame>
        <draw:frame presentation:style-name="pr4" draw:text-style-name="P12" draw:layer="layout" svg:width="25.2cm" svg:height="12.179cm" svg:x="0.708cm" svg:y="6.871cm" presentation:class="outline" presentation:user-transformed="true">
          <draw:text-box>
            <text:list text:style-name="L2">
              <text:list-item>
                <text:p xml:id="id1" text:id="id1"><text:span text:style-name="T12">Ruby</text:span><text:span text:style-name="T13">風シンタックス</text:span></text:p>
              </text:list-item>
              <text:list-item>
                <text:p xml:id="id2" text:id="id2"><text:span text:style-name="T12">オブジェクト指向</text:span><text:span text:style-name="T13">言語</text:span></text:p>
              </text:list-item>
              <text:list-item>
                <text:p xml:id="id3" text:id="id3"><text:span text:style-name="T14">C</text:span><text:span text:style-name="T13">と強力な結びつきがある</text:span></text:p>
              </text:list-item>
              <text:list-item>
                <text:p xml:id="id4" text:id="id4"><text:span text:style-name="T13">静的型付け</text:span></text:p>
              </text:list-item>
              <text:list-item>
                <text:p xml:id="id5" text:id="id5"><text:span text:style-name="T13">現在はまだアルファ版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なぜ</text:span><text:span text:style-name="T2">Crystal</text:span></text:p>
          </draw:text-box>
        </draw:frame>
        <draw:frame presentation:style-name="pr9" draw:text-style-name="P13" draw:layer="layout" svg:width="25.2cm" svg:height="12.179cm" svg:x="1.4cm" svg:y="5.066cm" presentation:class="subtitle">
          <draw:text-box>
            <text:p xml:id="id6" text:id="id6"><text:span text:style-name="T15">これ</text:span></text:p>
          </draw:text-box>
        </draw:frame>
        <draw:frame draw:style-name="gr2" draw:text-style-name="P7" xml:id="id7" draw:id="id7" draw:layer="layout" svg:width="24.02cm" svg:height="10.651cm" svg:x="2.032cm" svg:y="7.874cm">
          <draw:image xlink:href="Pictures/10000201000002A90000012E1559840D7F31A4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8" draw:text-style-name="P4" draw:layer="layout" svg:width="19.5cm" svg:height="3.467cm" svg:x="1.4cm" svg:y="0.8cm" presentation:class="title">
          <draw:text-box>
            <text:p><text:span text:style-name="T2">目次</text:span></text:p>
          </draw:text-box>
        </draw:frame>
        <draw:frame presentation:style-name="pr4" draw:text-style-name="P14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Crystal</text:span><text:span text:style-name="T7">とは</text:span></text:p>
              </text:list-item>
              <text:list-item>
                <text:p><text:span text:style-name="T3">Crystal</text:span><text:span text:style-name="T3">のいいところ</text:span></text:p>
              </text:list-item>
              <text:list-item>
                <text:p><text:span text:style-name="T7">まとめ</text:span></text:p>
              </text:list-item>
              <text:list-item>
                <text:p><text:span text:style-name="T8">おまけ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Crystal</text:span><text:span text:style-name="T2">のいいところ</text:span></text:p>
          </draw:text-box>
        </draw:frame>
        <draw:frame presentation:style-name="pr7" draw:text-style-name="P3" draw:layer="layout" svg:width="25.2cm" svg:height="12.179cm" svg:x="1.4cm" svg:y="5.066cm" presentation:class="subtitle">
          <draw:text-box>
            <text:p>とにかく速い</text:p>
          </draw:text-box>
        </draw:frame>
        <draw:frame draw:style-name="gr2" draw:text-style-name="P7" draw:layer="layout" svg:width="18.656cm" svg:height="11.426cm" svg:x="4.966cm" svg:y="6.862cm">
          <draw:image xlink:href="Pictures/1000020100000190000000F57F4B94156B2488E5.png" xlink:type="simple" xlink:show="embed" xlink:actuate="onLoad">
            <text:p/>
          </draw:image>
        </draw:frame>
        <draw:frame draw:style-name="gr4" draw:text-style-name="P15" draw:layer="layout" svg:width="14.632cm" svg:height="3.603cm" svg:x="7.62cm" svg:y="18.495cm">
          <draw:text-box>
            <text:p text:style-name="P1"><text:span text:style-name="T9">円周率を計算してみた。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Crystal</text:span><text:span text:style-name="T2">のいいところ</text:span></text:p>
          </draw:text-box>
        </draw:frame>
        <draw:frame presentation:style-name="pr7" draw:text-style-name="P3" draw:layer="layout" svg:width="25.2cm" svg:height="12.179cm" svg:x="1.4cm" svg:y="5.066cm" presentation:class="subtitle">
          <draw:text-box>
            <text:p>とにかく速い</text:p>
          </draw:text-box>
        </draw:frame>
        <draw:frame draw:style-name="gr2" draw:text-style-name="P7" draw:layer="layout" svg:width="24.09cm" svg:height="9.275cm" svg:x="1.778cm" svg:y="9.652cm">
          <draw:image xlink:href="Pictures/10000201000002AB00000107F16B65452936E70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Crystal</text:span><text:span text:style-name="T2">のいいところ</text:span></text:p>
          </draw:text-box>
        </draw:frame>
        <draw:frame presentation:style-name="pr7" draw:text-style-name="P3" draw:layer="layout" svg:width="25.2cm" svg:height="12.179cm" svg:x="1.4cm" svg:y="5.066cm" presentation:class="subtitle">
          <draw:text-box>
            <text:p>$crystal play</text:p>
          </draw:text-box>
        </draw:frame>
        <draw:frame draw:style-name="gr2" draw:text-style-name="P7" xml:id="id8" draw:id="id8" draw:layer="layout" svg:width="24.858cm" svg:height="14.161cm" svg:x="1.524cm" svg:y="6.513cm">
          <draw:image xlink:href="Pictures/1000020100000339000001D6498A974B3C15E5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Crystal</text:span><text:span text:style-name="T2">のいいところ</text:span></text:p>
          </draw:text-box>
        </draw:frame>
        <draw:frame presentation:style-name="pr7" draw:text-style-name="P3" draw:layer="layout" svg:width="25.2cm" svg:height="12.179cm" svg:x="1.4cm" svg:y="5.066cm" presentation:class="subtitle">
          <draw:text-box>
            <text:p>ポインタがある！</text:p>
          </draw:text-box>
        </draw:frame>
        <draw:frame draw:style-name="gr2" draw:text-style-name="P7" draw:layer="layout" svg:width="21.833cm" svg:height="10.581cm" svg:x="3.048cm" svg:y="9.231cm">
          <draw:image xlink:href="Pictures/100002010000026B0000012CC71A11BDD95AD3C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Hello world</text:span></text:p>
          </draw:text-box>
        </draw:frame>
        <draw:frame draw:style-name="gr5" draw:text-style-name="P7" draw:layer="layout" svg:width="18.743cm" svg:height="4.949cm" svg:x="4.627cm" svg:y="8.679cm" presentation:class="graphic" presentation:user-transformed="true">
          <draw:image xlink:href="Pictures/10000201000001860000006784DAE430AB8E05A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8" draw:text-style-name="P4" draw:layer="layout" svg:width="19.5cm" svg:height="3.467cm" svg:x="1.4cm" svg:y="0.8cm" presentation:class="title">
          <draw:text-box>
            <text:p><text:span text:style-name="T2">ウェブサーバー</text:span></text:p>
          </draw:text-box>
        </draw:frame>
        <draw:frame draw:style-name="gr5" draw:text-style-name="P7" draw:layer="layout" svg:width="25.2cm" svg:height="7.529cm" svg:x="1.216cm" svg:y="5.588cm" presentation:class="graphic" presentation:user-transformed="true">
          <draw:image xlink:href="Pictures/10000201000002B8000000D03EEBBDFE7689DCB2.png" xlink:type="simple" xlink:show="embed" xlink:actuate="onLoad">
            <text:p/>
          </draw:image>
        </draw:frame>
        <draw:frame draw:style-name="gr2" draw:text-style-name="P7" draw:layer="layout" svg:width="21.518cm" svg:height="5.588cm" svg:x="3.048cm" svg:y="13.97cm">
          <draw:image xlink:href="Pictures/10000201000001980000006ADBA27B6D461B820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8" draw:text-style-name="P4" draw:layer="layout" svg:width="19.5cm" svg:height="3.467cm" svg:x="1.4cm" svg:y="0.8cm" presentation:class="title">
          <draw:text-box>
            <text:p><text:span text:style-name="T2">目次</text:span></text:p>
          </draw:text-box>
        </draw:frame>
        <draw:frame presentation:style-name="pr4" draw:text-style-name="P14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Crystal</text:span><text:span text:style-name="T7">とは</text:span></text:p>
              </text:list-item>
              <text:list-item>
                <text:p><text:span text:style-name="T7">Crystal</text:span><text:span text:style-name="T7">のいいところ</text:span></text:p>
              </text:list-item>
              <text:list-item>
                <text:p><text:span text:style-name="T3">まとめ</text:span></text:p>
              </text:list-item>
              <text:list-item>
                <text:p><text:span text:style-name="T8">おまけ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8" draw:text-style-name="P4" draw:layer="layout" svg:width="19.5cm" svg:height="3.467cm" svg:x="1.4cm" svg:y="0.8cm" presentation:class="title">
          <draw:text-box>
            <text:p><text:span text:style-name="T2">まとめ</text:span></text:p>
          </draw:text-box>
        </draw:frame>
        <draw:frame presentation:style-name="pr4" draw:text-style-name="P1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16">Crystal</text:span><text:span text:style-name="T13">は</text:span><text:span text:style-name="T12">Ruby</text:span><text:span text:style-name="T13">風言語</text:span></text:p>
              </text:list-item>
              <text:list-item>
                <text:p><text:span text:style-name="T12">高速</text:span><text:span text:style-name="T13">な実行が特徴</text:span></text:p>
              </text:list-item>
              <text:list-item>
                <text:p><text:span text:style-name="T13">まだ</text:span><text:span text:style-name="T12">開発途上</text:span></text:p>
              </text:list-item>
              <text:list-item>
                <text:p><text:span text:style-name="T12">今後の発展に期待</text:span></text:p>
                <text:p><text:span text:style-name="T12"/></text:p>
              </text:list-item>
            </text:list>
          </draw:text-box>
        </draw:frame>
        <draw:frame draw:style-name="gr6" draw:text-style-name="P16" draw:layer="layout" svg:width="16.002cm" svg:height="3.384cm" svg:x="6.096cm" svg:y="17.245cm">
          <draw:text-box>
            <text:p xml:id="id9" text:id="id9"><text:span text:style-name="T17">Crystal</text:span><text:span text:style-name="T17">書こう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おまけ</text:span></text:p>
          </draw:text-box>
        </draw:frame>
        <draw:frame presentation:style-name="pr10" draw:text-style-name="P18" draw:layer="layout" svg:width="25.2cm" svg:height="12.179cm" svg:x="1.27cm" svg:y="6.604cm" presentation:class="subtitle" presentation:user-transformed="true">
          <draw:text-box>
            <text:p><text:span text:style-name="T18">これから全く</text:span><text:span text:style-name="T18">Crystal</text:span><text:span text:style-name="T18">と</text:span></text:p>
            <text:p><text:span text:style-name="T18">関係ない話します。</text:span></text:p>
            <text:p text:style-name="P17"><text:span text:style-name="T18"/></text:p>
            <text:p text:style-name="P17"><text:span text:style-name="T19"/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おまけ</text:span></text:p>
          </draw:text-box>
        </draw:frame>
        <draw:frame presentation:style-name="pr7" draw:text-style-name="P18" draw:layer="layout" svg:width="25.2cm" svg:height="12.179cm" svg:x="1.4cm" svg:y="5.066cm" presentation:class="subtitle">
          <draw:text-box>
            <text:p><text:span text:style-name="T20">モンティ・ホール</text:span><text:span text:style-name="T18">問題</text:span></text:p>
            <text:p text:style-name="P17"><text:span text:style-name="T18"/></text:p>
            <text:p text:style-name="P17"><text:span text:style-name="T19"/></text:p>
          </draw:text-box>
        </draw:frame>
        <draw:frame draw:style-name="gr2" draw:text-style-name="P7" draw:layer="layout" svg:width="15.944cm" svg:height="8.864cm" svg:x="5.646cm" svg:y="10.414cm">
          <draw:image xlink:href="Pictures/10000201000000FA0000008BC5ECBF655367A38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 presentation:user-transformed="true">
          <draw:text-box>
            <text:p><text:span text:style-name="T2">直感と現実</text:span></text:p>
          </draw:text-box>
        </draw:frame>
        <draw:frame presentation:style-name="pr11" draw:text-style-name="P3" draw:layer="layout" svg:width="25.2cm" svg:height="12.179cm" svg:x="1.4cm" svg:y="5.066cm" presentation:class="subtitle">
          <draw:text-box>
            <text:p xml:id="id10" text:id="id10">直感的には扉を変えても、変えなくても</text:p>
            <text:p xml:id="id11" text:id="id11">当たる確率は変わらない</text:p>
            <text:p xml:id="id12" text:id="id12">しかし</text:p>
            <text:p xml:id="id13" text:id="id13">実際は変えたほうが当たる確率が上がる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確率の内訳</text:span></text:p>
          </draw:text-box>
        </draw:frame>
        <draw:frame presentation:style-name="pr7" draw:text-style-name="P3" draw:layer="layout" svg:width="25.2cm" svg:height="12.179cm" svg:x="1.4cm" svg:y="5.066cm" presentation:class="subtitle">
          <draw:text-box>
            <text:p>実装してみた</text:p>
          </draw:text-box>
        </draw:frame>
        <draw:frame draw:style-name="gr2" draw:text-style-name="P7" draw:layer="layout" svg:width="23.298cm" svg:height="5.755cm" svg:x="2.356cm" svg:y="8.723cm">
          <draw:image xlink:href="Pictures/1000020100000206000000804ACA99E4ACC5227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3T0">
        <office:forms form:automatic-focus="false" form:apply-design-mode="false"/>
        <draw:frame presentation:style-name="pr3" draw:text-style-name="P4" draw:layer="layout" svg:width="19.5cm" svg:height="3.467cm" svg:x="1.4cm" svg:y="0.8cm" presentation:class="title">
          <draw:text-box>
            <text:p><text:span text:style-name="T2">結論</text:span></text:p>
          </draw:text-box>
        </draw:frame>
        <draw:frame presentation:style-name="pr11" draw:text-style-name="P3" draw:layer="layout" svg:width="25.2cm" svg:height="12.179cm" svg:x="1.4cm" svg:y="5.066cm" presentation:class="subtitle">
          <draw:text-box>
            <text:p>外れる確率も2倍になるため</text:p>
            <text:p><text:span text:style-name="T21">どちらがいいということはない</text:span>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3T0">
        <office:forms form:automatic-focus="false" form:apply-design-mode="false"/>
        <draw:frame presentation:style-name="pr8" draw:layer="layout" svg:width="19.5cm" svg:height="3.467cm" svg:x="1.4cm" svg:y="0.8cm" presentation:class="title" presentation:placeholder="true">
          <draw:text-box/>
        </draw:frame>
        <draw:frame presentation:style-name="pr11" draw:text-style-name="P19" draw:layer="layout" svg:width="25.962cm" svg:height="12.179cm" svg:x="0.508cm" svg:y="5.842cm" presentation:class="subtitle" presentation:user-transformed="true">
          <draw:text-box>
            <text:p><text:span text:style-name="T4">おわり</text:span></text:p>
            <text:p><text:span text:style-name="T4">ご清聴ありがとうございました。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9C243AFA452544B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21:59:47.589093897</meta:creation-date>
    <meta:generator>LibreOffice/5.1.6.2$Linux_X86_64 LibreOffice_project/10m0$Build-2</meta:generator>
    <dc:date>2018-06-23T13:15:45.730574370</dc:date>
    <meta:editing-duration>PT54M4S</meta:editing-duration>
    <meta:editing-cycles>6</meta:editing-cycles>
    <meta:document-statistic meta:object-count="138"/>
  </office:meta>
</office:document-meta>
</file>